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5cm" svg:stroke-color="#4d4d4d" draw:marker-start-width="0.9cm" draw:marker-end-width="0.9cm" draw:fill="none" draw:textarea-vertical-align="middle" fo:padding-top="0.375cm" fo:padding-bottom="0.375cm" fo:padding-left="0.5cm" fo:padding-right="0.5cm"/>
    </style:style>
    <style:style style:name="gr2" style:family="graphic" style:parent-style-name="standard">
      <style:graphic-properties svg:stroke-width="0.5cm" svg:stroke-color="#4d4d4d" draw:marker-start-width="0.9cm" draw:marker-end-width="0.9cm" draw:fill="none" draw:textarea-horizontal-align="justify" draw:textarea-vertical-align="middle" draw:auto-grow-height="false" fo:min-height="2.625cm" fo:min-width="2.376cm" fo:padding-top="0.375cm" fo:padding-bottom="0.375cm" fo:padding-left="0.5cm" fo:padding-right="0.5cm"/>
    </style:style>
    <style:style style:name="gr3" style:family="graphic" style:parent-style-name="standard">
      <style:graphic-properties svg:stroke-width="0.5cm" svg:stroke-color="#4d4d4d" draw:marker-start-width="0.9cm" draw:marker-end-width="0.9cm" draw:fill="none" draw:textarea-horizontal-align="justify" draw:textarea-vertical-align="middle" draw:auto-grow-height="false" fo:min-height="2cm" fo:min-width="1.75cm" fo:padding-top="0.375cm" fo:padding-bottom="0.375cm" fo:padding-left="0.5cm" fo:padding-right="0.5cm"/>
    </style:style>
    <style:style style:name="gr4" style:family="graphic" style:parent-style-name="standard">
      <style:graphic-properties svg:stroke-width="0.3cm" svg:stroke-color="#4d4d4d" draw:marker-start-width="0.3cm" draw:marker-end-width="0.3cm" draw:fill="none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5" style:family="graphic" style:parent-style-name="standard">
      <style:graphic-properties draw:stroke="solid" svg:stroke-width="0.5cm" svg:stroke-color="#ffffff" draw:marker-start-width="1.64cm" draw:marker-end-width="1.64cm" draw:stroke-linejoin="miter" draw:fill="solid" draw:fill-color="#ffffff" fo:padding-top="0.365cm" fo:padding-bottom="0.365cm" fo:padding-left="0.49cm" fo:padding-right="0.49cm"/>
    </style:style>
    <style:style style:name="gr6" style:family="graphic" style:parent-style-name="standard">
      <style:graphic-properties draw:stroke="none" svg:stroke-width="0cm" svg:stroke-color="#ffffff" draw:marker-start-width="0cm" draw:marker-end-width="0cm" draw:stroke-linejoin="miter" draw:fill="solid" draw:fill-color="#4d4d4d" fo:padding-top="0.258cm" fo:padding-bottom="0.258cm" fo:padding-left="0.383cm" fo:padding-right="0.383cm"/>
    </style:style>
    <style:style style:name="gr7" style:family="graphic" style:parent-style-name="standard">
      <style:graphic-properties draw:stroke="solid" svg:stroke-width="0.5cm" svg:stroke-color="#ffffff" draw:marker-start-width="1.5cm" draw:marker-end-width="1.5cm" draw:stroke-linejoin="miter" draw:fill="solid" draw:fill-color="#000000" fo:padding-top="0.508cm" fo:padding-bottom="0.508cm" fo:padding-left="0.633cm" fo:padding-right="0.633cm"/>
    </style:style>
    <style:style style:name="gr8" style:family="graphic" style:parent-style-name="standard">
      <style:graphic-properties draw:stroke="none" svg:stroke-width="0cm" svg:stroke-color="#ffffff" draw:marker-start-width="0cm" draw:marker-end-width="0cm" draw:stroke-linejoin="miter" draw:fill="solid" draw:fill-color="#4d4d4d" draw:opacity="100%" fo:padding-top="0.258cm" fo:padding-bottom="0.258cm" fo:padding-left="0.383cm" fo:padding-right="0.383cm"/>
    </style:style>
    <style:style style:name="gr9" style:family="graphic" style:parent-style-name="standard">
      <style:graphic-properties draw:stroke="none" svg:stroke-width="0.021cm" draw:stroke-linejoin="miter" draw:fill="solid" draw:fill-color="#ffffff"/>
    </style:style>
    <style:style style:name="gr10" style:family="graphic" style:parent-style-name="standard">
      <style:graphic-properties draw:stroke="none" svg:stroke-width="0cm" svg:stroke-color="#ffffff" draw:marker-start-width="0.139cm" draw:marker-end-width="0.139cm" draw:stroke-linejoin="miter" draw:fill="solid" draw:fill-color="#006f9c" fo:padding-top="0.115cm" fo:padding-bottom="0.115cm" fo:padding-left="0.24cm" fo:padding-right="0.24cm"/>
    </style:style>
    <style:style style:name="gr11" style:family="graphic" style:parent-style-name="standard">
      <style:graphic-properties draw:stroke="solid" svg:stroke-width="0.5cm" svg:stroke-color="#ffffff" draw:marker-start-width="1.64cm" draw:marker-end-width="1.64cm" draw:stroke-linejoin="miter" draw:fill="solid" draw:fill-color="#000000" fo:padding-top="0.365cm" fo:padding-bottom="0.365cm" fo:padding-left="0.49cm" fo:padding-right="0.49cm"/>
    </style:style>
    <style:style style:name="gr12" style:family="graphic" style:parent-style-name="standard">
      <style:graphic-properties draw:stroke="solid" svg:stroke-width="0.5cm" svg:stroke-color="#ffffff" draw:marker-start-width="1.64cm" draw:marker-end-width="1.64cm" draw:stroke-linejoin="miter" draw:fill="solid" draw:fill-color="#006f9c" fo:padding-top="0.365cm" fo:padding-bottom="0.365cm" fo:padding-left="0.49cm" fo:padding-right="0.49cm"/>
    </style:style>
    <style:style style:name="gr13" style:family="graphic" style:parent-style-name="standard">
      <style:graphic-properties draw:stroke="none" svg:stroke-color="#000000" draw:fill="none" draw:fill-color="#ffffff" draw:fill-image-width="0cm" draw:fill-image-height="0cm" fo:min-height="4.4cm"/>
    </style:style>
    <style:style style:name="gr14" style:family="graphic" style:parent-style-name="standard">
      <style:graphic-properties svg:stroke-width="0.7cm" svg:stroke-color="#ffffff" draw:marker-start-width="0cm" draw:marker-end-width="0cm" draw:fill="none" draw:textarea-vertical-align="middle" fo:padding-top="0.475cm" fo:padding-bottom="0.475cm" fo:padding-left="0.6cm" fo:padding-right="0.6cm"/>
    </style:style>
    <style:style style:name="gr15" style:family="graphic" style:parent-style-name="standard">
      <style:graphic-properties svg:stroke-width="0.7cm" svg:stroke-color="#ffffff" draw:marker-start-width="0cm" draw:marker-end-width="0cm" draw:fill="none" draw:textarea-horizontal-align="justify" draw:textarea-vertical-align="middle" draw:auto-grow-height="false" fo:min-height="2.425cm" fo:min-width="2.176cm" fo:padding-top="0.475cm" fo:padding-bottom="0.475cm" fo:padding-left="0.6cm" fo:padding-right="0.6cm"/>
    </style:style>
    <style:style style:name="gr16" style:family="graphic" style:parent-style-name="standard">
      <style:graphic-properties svg:stroke-width="0.7cm" svg:stroke-color="#ffffff" draw:marker-start-width="0cm" draw:marker-end-width="0cm" draw:fill="none" draw:textarea-horizontal-align="justify" draw:textarea-vertical-align="middle" draw:auto-grow-height="false" fo:min-height="1.8cm" fo:min-width="1.55cm" fo:padding-top="0.475cm" fo:padding-bottom="0.475cm" fo:padding-left="0.6cm" fo:padding-right="0.6cm"/>
    </style:style>
    <style:style style:name="gr17" style:family="graphic" style:parent-style-name="standard">
      <style:graphic-properties svg:stroke-width="0.7cm" svg:stroke-color="#ffffff" draw:marker-start-width="0cm" draw:marker-end-width="0cm" draw:fill="none" draw:textarea-horizontal-align="justify" draw:textarea-vertical-align="middle" draw:auto-grow-height="false" fo:min-height="0cm" fo:min-width="0cm" fo:padding-top="0.475cm" fo:padding-bottom="0.475cm" fo:padding-left="0.6cm" fo:padding-right="0.6cm"/>
    </style:style>
    <style:style style:name="gr18" style:family="graphic" style:parent-style-name="standard">
      <style:graphic-properties svg:stroke-width="0.5cm" svg:stroke-color="#4d4d4d" draw:marker-start-width="0.9cm" draw:marker-end-width="0.9cm" draw:fill="none" draw:textarea-vertical-align="middle" fo:padding-top="0.375cm" fo:padding-bottom="0.375cm" fo:padding-left="0.5cm" fo:padding-right="0.5cm"/>
    </style:style>
    <style:style style:name="gr19" style:family="graphic" style:parent-style-name="standard">
      <style:graphic-properties svg:stroke-width="0.9cm" svg:stroke-color="#f23a14" draw:marker-start-width="2.9cm" draw:marker-end-width="2.9cm" draw:fill="none" draw:fill-image-width="0cm" draw:fill-image-height="0cm" draw:textarea-vertical-align="middle" fo:padding-top="0.575cm" fo:padding-bottom="0.575cm" fo:padding-left="0.7cm" fo:padding-right="0.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4d4d4d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4d4d4d" draw:opacity="100%"/>
    </style:style>
    <style:style style:name="P6" style:family="paragraph">
      <loext:graphic-properties draw:fill="solid" draw:fill-color="#006f9c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 draw:fill-image-width="0cm" draw:fill-image-height="0cm"/>
      <style:paragraph-properties fo:text-align="center"/>
      <style:text-properties style:font-name="PT Sans" fo:font-size="34pt" fo:font-weight="bold" style:font-size-asian="34pt" style:font-weight-asian="bold" style:font-size-complex="34pt" style:font-weight-complex="bold"/>
    </style:style>
    <style:style style:name="P9" style:family="paragraph">
      <loext:graphic-properties draw:fill="none" draw:fill-image-width="0cm" draw:fill-image-height="0cm"/>
      <style:paragraph-properties fo:text-align="center"/>
    </style:style>
    <style:style style:name="T1" style:family="text">
      <style:text-properties style:font-name="PT Sans" fo:font-size="72pt" fo:font-weight="bold" style:font-size-asian="72pt" style:font-weight-asian="bold" style:font-size-complex="72pt" style:font-weight-complex="bold"/>
    </style:style>
    <style:style style:name="T2" style:family="text">
      <style:text-properties style:font-name="PT Sans" fo:font-size="34pt" fo:font-weight="bold" style:font-size-asian="34pt" style:font-weight-asian="bold" style:font-size-complex="3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polyline draw:style-name="gr1" draw:text-style-name="P1" draw:layer="layout" svg:width="1.934cm" svg:height="3.067cm" svg:x="20.107cm" svg:y="10.735cm" svg:viewBox="0 0 1935 3068" draw:points="1935,3068 834,0 0,3068">
              <text:p/>
            </draw:polyline>
            <draw:line draw:style-name="gr1" draw:text-style-name="P1" draw:layer="layout" svg:x1="21.308cm" svg:y1="11.835cm" svg:x2="20.641cm" svg:y2="11.835cm">
              <text:p/>
            </draw:line>
            <draw:line draw:style-name="gr1" draw:text-style-name="P1" draw:layer="layout" svg:x1="21.574cm" svg:y1="12.469cm" svg:x2="20.44cm" svg:y2="12.469cm">
              <text:p/>
            </draw:line>
          </draw:g>
          <draw:custom-shape draw:style-name="gr2" draw:text-style-name="P1" draw:layer="layout" svg:width="4.772cm" svg:height="4.771cm" svg:x="18.596cm" svg:y="8.4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3.888cm" svg:height="3.888cm" svg:x="19.038cm" svg:y="8.8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cm" svg:height="0.2cm" draw:transform="rotate (1.5707963267949) translate (18.431cm 11.83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01cm" svg:height="0.2cm" draw:transform="rotate (1.5707963267949) translate (18.298cm 10.73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01cm" svg:height="0.2cm" draw:transform="rotate (1.5707963267949) translate (18.632cm 9.668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19.365cm 8.767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20.399cm 8.4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21.501cm 8.4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22.502cm 8.867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23.269cm 9.801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23.503cm 10.868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23.303cm 11.93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22.836cm 12.803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18.934cm 12.803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</draw:g>
        <draw:g>
          <draw:path draw:style-name="gr5" draw:text-style-name="P2" draw:layer="layout" svg:width="1.002cm" svg:height="1.111cm" draw:transform="rotate (-0.12618730491919) translate (11.7578322488526cm 9.5170314796334cm)" svg:viewBox="0 0 1003 1112" svg:d="M104 487c0-53 4-107 22-158 54-146 20-81 114-191 118-123 262-163 423-123 232 57 368 270 335 512-29 214-228 378-456 375-64-1-128-5-191 15-158 50-235 101-277 195-15-71-45-139-74-208 136-117 104-195 104-417z">
            <text:p/>
          </draw:path>
          <draw:polygon draw:style-name="gr6" draw:text-style-name="P3" draw:layer="layout" svg:width="2.647cm" svg:height="2.842cm" svg:x="7.669cm" svg:y="11.55cm" svg:viewBox="0 0 2648 2843" draw:points="2648,0 2573,1860 1,2843 0,0">
            <text:p/>
          </draw:polygon>
          <draw:polyline draw:style-name="gr7" draw:text-style-name="P4" draw:layer="layout" svg:width="0.958cm" svg:height="8.472cm" svg:x="11cm" svg:y="5.37cm" svg:viewBox="0 0 959 8473" draw:points="0,0 262,2288 450,2551 667,4070 673,4702 959,8072 346,8473">
            <text:p/>
          </draw:polyline>
          <draw:polygon draw:style-name="gr6" draw:text-style-name="P3" draw:layer="layout" svg:width="3.492cm" svg:height="2.512cm" svg:x="7.679cm" svg:y="9.117cm" svg:viewBox="0 0 3493 2513" draw:points="0,2513 13,0 2296,852 3493,2513">
            <text:p/>
          </draw:polygon>
          <draw:polygon draw:style-name="gr8" draw:text-style-name="P5" draw:layer="layout" svg:width="1.664cm" svg:height="6.348cm" svg:x="6.136cm" svg:y="8.054cm" svg:viewBox="0 0 1665 6349" draw:points="1529,6349 0,5527 0,3587 149,3437 169,2242 279,1987 390,1541 384,1326 577,675 732,1303 751,1510 801,1891 1036,1054 1036,781 1268,0 1518,838 1552,1072 1665,1787 1658,3380 1554,3692">
            <text:p/>
          </draw:polygon>
          <draw:polygon draw:style-name="gr6" draw:text-style-name="P3" draw:layer="layout" svg:width="1.908cm" svg:height="8.472cm" svg:x="10.049cm" svg:y="5.37cm" svg:viewBox="0 0 1909 8473" draw:points="1212,2288 1400,2551 1617,4070 1623,4702 1909,8072 1296,8473 0,8117 218,5005 247,4173 316,3693 377,2644 589,2377 750,56 950,0">
            <text:p/>
          </draw:polygon>
          <draw:g>
            <draw:path draw:style-name="gr9" draw:text-style-name="P2" draw:layer="layout" svg:width="0.969cm" svg:height="1.216cm" svg:x="6.729cm" svg:y="11.089cm" svg:viewBox="0 0 970 1217" svg:d="M34 652c26-5 48-10 71-13 4 0 8 0 11 2 19 11 36 25 50 35-8 54-17 105-21 156-5 50 2 99 23 145 31 63 78 75 139 46 50-24 91-61 128-103 137-153 218-331 233-537 3-49 3-96-9-144-4-19-11-36-19-51-24-43-61-55-102-32-31 17-59 37-85 60-56 50-102 110-143 172-7 12-13 14-27 12-28-7-55-14-61-49-2-10-9-19-16-25-13-13-10-25 0-38 34-45 65-94 101-138 44-58 103-100 171-129 97-40 184-22 264 43 71 57 120 129 155 209 54 118 77 241 72 371-5 121-37 233-112 332-58 75-129 132-214 174-97 48-200 70-308 66-67-3-130-18-190-47-70-37-111-97-130-172-30-119-11-232 19-345z">
              <text:p/>
            </draw:path>
            <draw:path draw:style-name="gr9" draw:text-style-name="P2" draw:layer="layout" svg:width="0.53cm" svg:height="0.359cm" svg:x="6.617cm" svg:y="11.393cm" svg:viewBox="0 0 531 360" svg:d="M177 171c-49 40-98 43-140 9-36-29-48-81-26-124 22-44 70-65 118-52 51 14 77 57 73 123 21 6 41 12 61 17 80 21 158 44 237 65 22 5 28 13 31 37 2 45-17 82-53 107-17 11-29 10-46-2-80-57-160-114-240-171-4-3-10-6-15-9z">
              <text:p/>
            </draw:path>
          </draw:g>
        </draw:g>
        <draw:g>
          <draw:path draw:style-name="gr5" draw:text-style-name="P2" draw:layer="layout" svg:width="1.647cm" svg:height="2.175cm" svg:x="11.905cm" svg:y="8.967cm" svg:viewBox="0 0 1648 2176" svg:d="M20 1243c9-69 214-641 227-666 49-85 93-173 144-258 65-109 160-198 269-260 160-88 317-75 471 21 132 82 234 198 312 331 119 194 185 405 201 631 18 210-16 415-126 599-85 143-197 259-336 352-161 104-335 163-522 180-116 9-232-4-341-45-129-47-214-147-262-273-72-210-65-411-37-612z">
            <text:p/>
          </draw:path>
          <draw:path draw:style-name="gr5" draw:text-style-name="P2" draw:layer="layout" svg:width="2.2cm" svg:height="2.439cm" svg:x="16.773cm" svg:y="8.319cm" svg:viewBox="0 0 2201 2440" svg:d="M228 1069c0-117 8-236 50-346 116-321 42-178 249-419 259-271 574-359 928-271 509 125 808 592 735 1123-65 470-500 831-1001 823-141-2-280-10-419 33-346 110-515 221-607 428-33-157-101-305-163-457 299-258 228-428 228-914z">
            <text:p/>
          </draw:path>
          <draw:path draw:style-name="gr10" draw:text-style-name="P6" draw:layer="layout" svg:width="0.942cm" svg:height="1.331cm" svg:x="15.558cm" svg:y="2.444cm" svg:viewBox="0 0 943 1332" svg:d="M630 517c165 6 270-61 304-191 31-116-23-242-132-296-110-59-242-28-320 68-87 105-76 231 32 362-29 41-63 81-95 122-129 164-263 327-392 491-34 44-37 72-6 119 63 96 157 144 269 140 54 0 76-21 92-71 78-236 160-474 238-710 0-6 7-21 10-34z">
            <text:p/>
          </draw:path>
          <draw:path draw:style-name="gr10" draw:text-style-name="P6" draw:layer="layout" svg:width="4.37cm" svg:height="7.135cm" svg:x="13.148cm" svg:y="6.374cm" svg:viewBox="0 0 4371 7136" svg:d="M4167 7136c112 0 201-88 204-201 3-111-88-207-201-207l-343-7c9-19 16-44 19-68 13-95-44-187-132-221l-2485-876 2310-554c96-25 163-113 157-211-7-100-82-182-180-191l-2149-255 1958-1228c72-44 109-129 91-211-16-81-81-147-163-163l-1273-224 1008-301c79-23 136-91 146-173 11-82-30-160-102-201l-1301-750 950-729c88-67 106-196 37-286-68-88-197-105-286-38l-1191 914c-56 41-87 109-79 176 4 69 45 131 102 164l1155 665-1382 409c-94 26-151 112-147 207 6 95 75 173 170 191l1605 283-2001 1249c-75 46-108 134-92 219 22 85 89 145 174 157l1592 186-1872 450c-88 21-152 99-155 188-5 91 51 173 136 204l2190 783-2445 157c-110 6-195 99-192 207 4 110 92 198 201 201l3962 85z">
            <text:p/>
          </draw:path>
          <draw:path draw:style-name="gr11" draw:text-style-name="P4" draw:layer="layout" svg:width="3.222cm" svg:height="9.039cm" svg:x="14.695cm" svg:y="5.063cm" svg:viewBox="0 0 3223 9040" svg:d="M0 0h866l2344 8355c0 0 3 10 3 23 7 18 10 35 10 53 0 336-1206 609-2690 609">
            <text:p/>
          </draw:path>
          <draw:path draw:style-name="gr12" draw:text-style-name="P6" draw:layer="layout" svg:width="0.956cm" svg:height="0.553cm" svg:x="11.601cm" svg:y="9.593cm" svg:viewBox="0 0 957 554" svg:d="M326 283c-79 79-164 95-242 48-72-45-103-134-72-213 28-78 110-129 195-116 93 15 147 82 153 199 34 7 72 10 106 17 143 21 286 41 430 65 38 7 54 17 57 54 15 79-9 144-67 198-27 24-49 24-78 6-150-81-301-163-454-245-10-6-22-10-28-13z">
            <text:p/>
          </draw:path>
          <draw:path draw:style-name="gr10" draw:text-style-name="P6" draw:layer="layout" svg:width="5.385cm" svg:height="9.039cm" svg:x="12.532cm" svg:y="5.063cm" svg:viewBox="0 0 5386 9040" svg:d="M17 8494c-10-19-17-44-17-63 0-9 0-15 0-18-3-85 28-167 28-167 255-940 1512-5552 1519-5546-4 12 616-2700 616-2700h866l2344 8355c0 0 3 10 3 23 7 18 10 35 10 53 0 336-1206 609-2690 609-1216 0-2243-185-2576-433-54-28-85-69-103-113zM2856 886l-317 44-1363 6781c273 54 634 95 1033 116 155-6 318-11 487-11 179 0 356 5 531 15 312-18 619-48 902-100z">
            <text:p/>
          </draw:path>
          <draw:path draw:style-name="gr10" draw:text-style-name="P6" draw:layer="layout" svg:width="2.995cm" svg:height="2.633cm" svg:x="14.031cm" svg:y="2.552cm" svg:viewBox="0 0 2996 2634" svg:d="M2388 662c-79-61-298 191-239 250 98 98 193 189 283 289 82 95 142 208 167 333 34 179-48 273-219 304-139 27-280 10-416-21-511-113-946-358-1287-760-79-91-151-194-198-306-17-44-31-89-38-137-19-122 38-204 164-214 88-10 178-10 263-3 191 16 374 75 552 139 30 11 48 11 70-17 107-85 130-217 100-255 7-49-65-78-109-93-136-44-273-95-412-132-182-51-365-51-546-7-258 64-412 232-481 487-57 221-54 443-6 664 68 325 204 615 408 873 195 242 430 426 729 515 232 72 468 78 706 37 273-47 519-153 733-327 132-106 242-232 317-385 91-180 82-368 10-548-108-291-321-502-551-686z">
            <text:p/>
          </draw:path>
          <draw:path draw:style-name="gr10" draw:text-style-name="P6" draw:layer="layout" svg:width="2.2cm" svg:height="2.439cm" svg:x="16.774cm" svg:y="8.318cm" svg:viewBox="0 0 2201 2440" svg:d="M228 1069c0-117 8-236 50-346 116-321 557-446 826-231 130 103 183 318 120 487-66 172-191 240-432 235-39 0-109-42-115 30-2 53 60 108 106 113 303 35 574-133 629-384 60-282-60-576-351-674-150-51-384-46-534 5 259-271 574-359 928-271 509 125 808 592 735 1123-65 470-500 831-1001 823-141-2-280-10-419 33-346 110-515 221-607 428-33-157-101-305-163-457 299-258 228-428 228-914z">
            <text:p/>
          </draw:path>
          <draw:path draw:style-name="gr10" draw:text-style-name="P6" draw:layer="layout" svg:width="0.956cm" svg:height="0.553cm" svg:x="11.602cm" svg:y="9.593cm" svg:viewBox="0 0 957 554" svg:d="M326 283c-79 79-164 95-242 48-72-45-103-134-72-213 28-78 110-129 195-116 93 15 147 82 153 199 34 7 72 10 106 17 143 21 286 41 430 65 38 7 54 17 57 54 15 79-9 144-67 198-27 24-49 24-78 6-150-81-301-163-454-245-10-6-22-10-28-13z">
            <text:p/>
          </draw:path>
          <draw:path draw:style-name="gr10" draw:text-style-name="P6" draw:layer="layout" svg:width="1.647cm" svg:height="2.175cm" svg:x="11.905cm" svg:y="8.967cm" svg:viewBox="0 0 1648 2176" svg:d="M20 1243c9-69 238-45 238 13-3 96-11 188-8 279 5 88 25 170 72 249 65 106 150 116 253 52 82-52 146-128 201-206 205-296 309-623 293-984-3-85-13-167-44-248-10-31-28-63-44-85-48-72-116-87-185-35-48 38-95 79-132 123-89 98-154 211-213 330-10 21-20 28-44 25-92 6-167-53-170-82-28-21-3-72 10-97 49-85 93-173 144-258 65-109 160-198 269-260 160-88 317-75 471 21 132 82 234 198 312 331 119 194 185 405 201 631 18 210-16 415-126 599-85 143-197 259-336 352-161 104-335 163-522 180-116 9-232-4-341-45-129-47-214-147-262-273-72-210-65-411-37-612z">
            <text:p/>
          </draw:path>
        </draw:g>
        <draw:frame draw:style-name="gr13" draw:text-style-name="P8" draw:layer="layout" svg:width="22.4cm" svg:height="4.65cm" svg:x="3.852cm" svg:y="14.776cm">
          <draw:text-box>
            <text:p text:style-name="P7"><text:span text:style-name="T1">BATTLEMESH v10</text:span><text:span text:style-name="T2"><text:line-break/></text:span><text:span text:style-name="T2">JUNE 05-11, 2017 <text:s/>VIENNA, AUSTRIA</text:span></text:p>
          </draw:text-box>
        </draw:frame>
        <draw:frame draw:style-name="gr13" draw:text-style-name="P8" draw:layer="layout" svg:width="22.4cm" svg:height="4.65cm" svg:x="4.028cm" svg:y="36.152cm">
          <draw:text-box>
            <text:p text:style-name="P7"><text:span text:style-name="T1">BATTLEMESH v10</text:span><text:span text:style-name="T2"><text:line-break/></text:span><text:span text:style-name="T2">JUNE 05-11, 2017 <text:s/>VIENNA, AUSTRIA</text:span></text:p>
          </draw:text-box>
        </draw:frame>
        <draw:g>
          <draw:path draw:style-name="gr5" draw:text-style-name="P2" draw:layer="layout" svg:width="1.665cm" svg:height="2.198cm" svg:x="23.209cm" svg:y="30.369cm" svg:viewBox="0 0 1666 2199" svg:d="M1646 1256c-9-69-216-647-229-673-50-86-94-175-146-260-66-111-162-201-272-263-162-89-320-76-476 21-133 83-236 200-315 335-121 196-187 409-203 637-19 213 16 420 127 606 86 144 199 262 340 356 162 105 338 164 527 181 117 10 235-4 345-45 130-48 216-149 265-276 72-212 65-415 37-619z">
            <text:p/>
          </draw:path>
          <draw:path draw:style-name="gr5" draw:text-style-name="P2" draw:layer="layout" svg:width="2.223cm" svg:height="2.465cm" svg:x="17.73cm" svg:y="29.714cm" svg:viewBox="0 0 2224 2466" svg:d="M1994 1081c0-119-8-239-50-350-118-325-43-180-252-423-262-275-580-364-938-275-515 127-817 599-743 1136 66 475 505 839 1012 832 143-3 283-11 424 33 349 111 519 223 613 432 33-159 102-308 164-461-301-261-230-433-230-924z">
            <text:p/>
          </draw:path>
          <draw:path draw:style-name="gr10" draw:text-style-name="P6" draw:layer="layout" svg:width="0.953cm" svg:height="1.345cm" svg:x="20.23cm" svg:y="23.776cm" svg:viewBox="0 0 954 1346" svg:d="M316 523c-167 6-273-62-307-194-32-117 23-244 133-299 111-59 245-28 324 69 88 106 76 233-33 366 30 41 64 82 96 123 131 166 266 331 397 496 34 45 37 73 6 121-64 97-159 145-272 141-55 0-77-21-93-71-79-239-162-480-241-718 0-6-7-21-10-34z">
            <text:p/>
          </draw:path>
          <draw:path draw:style-name="gr10" draw:text-style-name="P6" draw:layer="layout" svg:width="4.417cm" svg:height="7.212cm" svg:x="19.201cm" svg:y="27.748cm" svg:viewBox="0 0 4418 7213" svg:d="M206 7213c-113 0-203-89-206-204-3-112 89-209 203-209l347-7c-9-19-16-44-19-69-13-96 44-189 133-223l2512-885-2335-560c-97-26-165-115-159-214 7-101 83-184 182-193l2172-257-1979-1242c-72-44-110-130-92-213 17-82 82-148 165-165l1287-226-1019-304c-80-23-138-92-148-175-11-83 31-162 103-203l1315-758-960-737c-89-68-107-198-37-289 69-89 199-106 289-39l1204 924c56 42 88 110 80 178-4 70-46 133-104 166l-1167 672 1397 413c95 27 153 114 148 210-6 96-75 174-171 193l-1623 286 2023 1262c76 47 109 136 93 222-22 85-90 146-176 158l-1609 188 1892 455c89 21 154 100 157 190 5 92-52 175-138 206l-2213 792 2471 158c111 6 197 100 194 210-4 111-93 200-203 203l-4005 86z">
            <text:p/>
          </draw:path>
          <draw:path draw:style-name="gr11" draw:text-style-name="P4" draw:layer="layout" svg:width="3.257cm" svg:height="9.136cm" svg:x="18.797cm" svg:y="26.423cm" svg:viewBox="0 0 3258 9137" svg:d="M3258 0h-876l-2369 8445c0 0-3 10-3 23-7 18-10 35-10 54 0 339 1219 615 2719 615">
            <text:p/>
          </draw:path>
          <draw:path draw:style-name="gr12" draw:text-style-name="P6" draw:layer="layout" svg:width="0.967cm" svg:height="0.559cm" svg:x="24.215cm" svg:y="31.002cm" svg:viewBox="0 0 968 560" svg:d="M638 286c80 80 166 96 245 49 73-46 104-136 73-216-29-79-112-130-198-117-94 15-148 83-154 201-35 7-73 10-107 17-145 22-289 42-435 66-38 7-55 17-58 55-15 79 10 145 68 200 27 24 50 24 79 6 152-82 304-165 459-248 10-6 22-10 28-13z">
            <text:p/>
          </draw:path>
          <draw:path draw:style-name="gr10" draw:text-style-name="P6" draw:layer="layout" svg:width="5.443cm" svg:height="9.136cm" svg:x="18.797cm" svg:y="26.423cm" svg:viewBox="0 0 5444 9137" svg:d="M5427 8585c10-19 17-44 17-63 0-9 0-16 0-19 3-85-28-168-28-168-258-950-1529-5612-1536-5606 4 12-622-2729-622-2729h-876l-2369 8445c0 0-3 10-3 23-7 18-10 35-10 54 0 339 1219 615 2719 615 1229 0 2267-187 2604-437 54-29 86-70 104-115zM2557 896l321 44 1377 6854c-276 54-641 96-1044 117-157-6-321-11-492-11-181 0-360 5-537 15-315-18-625-48-911-101z">
            <text:p/>
          </draw:path>
          <draw:path draw:style-name="gr10" draw:text-style-name="P6" draw:layer="layout" svg:width="3.026cm" svg:height="2.661cm" svg:x="19.698cm" svg:y="23.885cm" svg:viewBox="0 0 3027 2662" svg:d="M614 669c80-61 301 193 241 253-99 99-195 191-286 292-83 96-143 210-169 337-34 181 49 276 222 307 140 27 283 10 420-21 517-115 956-362 1301-768 80-92 153-197 200-310 17-44 32-90 39-138 19-124-39-206-166-217-89-10-180-10-266-3-193 17-378 76-558 141-30 11-48 11-71-17-108-86-131-220-101-258-7-50 66-79 110-94 138-44 276-96 417-133 184-52 369-52 552-7 260 64 416 234 486 492 57 223 54 448 6 671-69 328-206 622-412 882-198 245-435 431-737 521-235 73-473 79-714 37-276-47-524-154-741-330-133-107-244-235-320-389-92-182-83-372-10-554 109-294 324-508 557-694z">
            <text:p/>
          </draw:path>
          <draw:path draw:style-name="gr10" draw:text-style-name="P6" draw:layer="layout" svg:width="2.223cm" svg:height="2.465cm" svg:x="17.729cm" svg:y="29.713cm" svg:viewBox="0 0 2224 2466" svg:d="M1994 1081c0-119-8-239-50-350-118-325-564-451-836-234-131 104-184 322-121 492 67 175 193 243 437 238 40 0 111-42 116 30 3 54-60 109-107 115-306 35-580-135-635-388-62-286 60-583 354-682 152-51 388-46 540 6-262-275-580-364-938-275-515 127-817 599-743 1136 66 475 505 839 1012 832 143-3 283-11 424 33 349 111 519 223 613 432 33-159 102-308 164-461-301-261-230-433-230-924z">
            <text:p/>
          </draw:path>
          <draw:path draw:style-name="gr10" draw:text-style-name="P6" draw:layer="layout" svg:width="0.967cm" svg:height="0.559cm" svg:x="24.214cm" svg:y="31.002cm" svg:viewBox="0 0 968 560" svg:d="M638 286c80 80 166 96 245 49 73-46 104-136 73-216-29-79-112-130-198-117-94 15-148 83-154 201-35 7-73 10-107 17-145 22-289 42-435 66-38 7-55 17-58 55-15 79 10 145 68 200 27 24 50 24 79 6 152-82 304-165 459-248 10-6 22-10 28-13z">
            <text:p/>
          </draw:path>
          <draw:path draw:style-name="gr10" draw:text-style-name="P6" draw:layer="layout" svg:width="1.665cm" svg:height="2.198cm" svg:x="23.209cm" svg:y="30.369cm" svg:viewBox="0 0 1666 2199" svg:d="M1646 1256c-9-69-240-45-240 14 3 97 11 190 8 282-5 89-26 171-73 251-66 107-152 118-256 53-83-53-147-130-203-208-207-300-312-630-296-995 3-86 13-169 44-251 10-31 29-63 45-86 48-72 117-87 187-35 48 38 96 80 133 124 90 99 156 214 215 334 11 21 21 28 45 25 93 6 169-53 172-83 28-21 3-72-10-98-50-86-94-175-146-260-66-111-162-201-272-263-162-89-320-76-476 21-133 83-236 200-315 335-121 196-187 409-203 637-19 213 16 420 127 606 86 144 199 262 340 356 162 105 338 164 527 181 117 10 235-4 345-45 130-48 216-149 265-276 72-212 65-415 37-619z">
            <text:p/>
          </draw:path>
        </draw:g>
        <draw:g>
          <draw:g>
            <draw:g>
              <draw:polyline draw:style-name="gr14" draw:text-style-name="P1" draw:layer="layout" svg:width="1.934cm" svg:height="3.067cm" svg:x="8.937cm" svg:y="32.533cm" svg:viewBox="0 0 1935 3068" draw:points="1935,3068 834,0 0,3068">
                <text:p/>
              </draw:polyline>
              <draw:line draw:style-name="gr14" draw:text-style-name="P1" draw:layer="layout" svg:x1="10.138cm" svg:y1="33.633cm" svg:x2="9.471cm" svg:y2="33.633cm">
                <text:p/>
              </draw:line>
              <draw:line draw:style-name="gr14" draw:text-style-name="P1" draw:layer="layout" svg:x1="10.404cm" svg:y1="34.267cm" svg:x2="9.27cm" svg:y2="34.267cm">
                <text:p/>
              </draw:line>
            </draw:g>
            <draw:custom-shape draw:style-name="gr15" draw:text-style-name="P1" draw:layer="layout" svg:width="4.772cm" svg:height="4.771cm" svg:x="7.426cm" svg:y="30.2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1" draw:layer="layout" svg:width="3.888cm" svg:height="3.888cm" svg:x="7.868cm" svg:y="30.6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3cm" svg:height="0.2cm" draw:transform="rotate (1.5707963267949) translate (7.261cm 33.633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17" draw:text-style-name="P1" draw:layer="layout" svg:width="0.301cm" svg:height="0.2cm" draw:transform="rotate (1.5707963267949) translate (7.128cm 32.533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17" draw:text-style-name="P1" draw:layer="layout" svg:width="0.301cm" svg:height="0.2cm" draw:transform="rotate (1.5707963267949) translate (7.462cm 31.466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17" draw:text-style-name="P1" draw:layer="layout" svg:width="0.3cm" svg:height="0.201cm" draw:transform="rotate (1.5707963267949) translate (8.195cm 30.565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17" draw:text-style-name="P1" draw:layer="layout" svg:width="0.3cm" svg:height="0.201cm" draw:transform="rotate (1.5707963267949) translate (9.229cm 30.198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17" draw:text-style-name="P1" draw:layer="layout" svg:width="0.3cm" svg:height="0.2cm" draw:transform="rotate (1.5707963267949) translate (10.331cm 30.198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17" draw:text-style-name="P1" draw:layer="layout" svg:width="0.3cm" svg:height="0.2cm" draw:transform="rotate (1.5707963267949) translate (11.332cm 30.665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17" draw:text-style-name="P1" draw:layer="layout" svg:width="0.3cm" svg:height="0.2cm" draw:transform="rotate (1.5707963267949) translate (12.099cm 31.599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17" draw:text-style-name="P1" draw:layer="layout" svg:width="0.3cm" svg:height="0.2cm" draw:transform="rotate (1.5707963267949) translate (12.333cm 32.666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17" draw:text-style-name="P1" draw:layer="layout" svg:width="0.3cm" svg:height="0.2cm" draw:transform="rotate (1.5707963267949) translate (12.133cm 33.733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17" draw:text-style-name="P1" draw:layer="layout" svg:width="0.3cm" svg:height="0.201cm" draw:transform="rotate (1.5707963267949) translate (11.666cm 34.601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17" draw:text-style-name="P1" draw:layer="layout" svg:width="0.3cm" svg:height="0.201cm" draw:transform="rotate (1.5707963267949) translate (7.764cm 34.601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g>
              <draw:polyline draw:style-name="gr18" draw:text-style-name="P1" draw:layer="layout" svg:width="1.934cm" svg:height="3.067cm" svg:x="8.936cm" svg:y="32.483cm" svg:viewBox="0 0 1935 3068" draw:points="1935,3068 834,0 0,3068">
                <text:p/>
              </draw:polyline>
              <draw:line draw:style-name="gr18" draw:text-style-name="P1" draw:layer="layout" svg:x1="10.137cm" svg:y1="33.583cm" svg:x2="9.47cm" svg:y2="33.583cm">
                <text:p/>
              </draw:line>
              <draw:line draw:style-name="gr18" draw:text-style-name="P1" draw:layer="layout" svg:x1="10.403cm" svg:y1="34.217cm" svg:x2="9.269cm" svg:y2="34.217cm">
                <text:p/>
              </draw:line>
            </draw:g>
            <draw:custom-shape draw:style-name="gr2" draw:text-style-name="P1" draw:layer="layout" svg:width="4.772cm" svg:height="4.771cm" svg:x="7.425cm" svg:y="30.1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3.888cm" svg:height="3.888cm" svg:x="7.867cm" svg:y="30.6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cm" svg:height="0.2cm" draw:transform="rotate (1.5707963267949) translate (7.26cm 33.583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4" draw:text-style-name="P1" draw:layer="layout" svg:width="0.301cm" svg:height="0.2cm" draw:transform="rotate (1.5707963267949) translate (7.127cm 32.483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4" draw:text-style-name="P1" draw:layer="layout" svg:width="0.301cm" svg:height="0.2cm" draw:transform="rotate (1.5707963267949) translate (7.461cm 31.416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4" draw:text-style-name="P1" draw:layer="layout" svg:width="0.3cm" svg:height="0.201cm" draw:transform="rotate (1.5707963267949) translate (8.194cm 30.515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4" draw:text-style-name="P1" draw:layer="layout" svg:width="0.3cm" svg:height="0.201cm" draw:transform="rotate (1.5707963267949) translate (9.228cm 30.148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4" draw:text-style-name="P1" draw:layer="layout" svg:width="0.3cm" svg:height="0.2cm" draw:transform="rotate (1.5707963267949) translate (10.33cm 30.148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4" draw:text-style-name="P1" draw:layer="layout" svg:width="0.3cm" svg:height="0.2cm" draw:transform="rotate (1.5707963267949) translate (11.331cm 30.615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4" draw:text-style-name="P1" draw:layer="layout" svg:width="0.3cm" svg:height="0.2cm" draw:transform="rotate (1.5707963267949) translate (12.098cm 31.549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4" draw:text-style-name="P1" draw:layer="layout" svg:width="0.3cm" svg:height="0.2cm" draw:transform="rotate (1.5707963267949) translate (12.332cm 32.616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4" draw:text-style-name="P1" draw:layer="layout" svg:width="0.3cm" svg:height="0.2cm" draw:transform="rotate (1.5707963267949) translate (12.132cm 33.683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4" draw:text-style-name="P1" draw:layer="layout" svg:width="0.3cm" svg:height="0.201cm" draw:transform="rotate (1.5707963267949) translate (11.665cm 34.551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4" draw:text-style-name="P1" draw:layer="layout" svg:width="0.3cm" svg:height="0.201cm" draw:transform="rotate (1.5707963267949) translate (7.763cm 34.551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</draw:g>
          <draw:g>
            <draw:circle draw:style-name="gr19" draw:text-style-name="P9" draw:layer="layout" svg:width="15.136cm" svg:height="15.136cm" draw:transform="rotate (0.785398163397448) translate (-0.865cm 32.127cm)" draw:kind="arc" draw:start-angle="0" draw:end-angle="90">
              <text:p/>
            </draw:circle>
            <draw:circle draw:style-name="gr19" draw:text-style-name="P9" draw:layer="layout" svg:width="18.92cm" svg:height="18.919cm" draw:transform="rotate (0.785398163397448) translate (-3.54cm 32.127cm)" draw:kind="arc" draw:start-angle="0" draw:end-angle="90">
              <text:p/>
            </draw:circle>
            <draw:circle draw:style-name="gr19" draw:text-style-name="P9" draw:layer="layout" svg:width="11.352cm" svg:height="11.352cm" draw:transform="rotate (0.785398163397448) translate (1.811cm 32.127cm)" draw:kind="arc" draw:start-angle="0" draw:end-angle="90">
              <text:p/>
            </draw:circle>
            <draw:ellipse draw:style-name="gr19" draw:text-style-name="P9" draw:layer="layout" svg:width="7.567cm" svg:height="7.565cm" draw:transform="skewX (0.000698131700797781) rotate (0.785747229247847) translate (4.489cm 32.127cm)" draw:kind="arc" draw:start-angle="0" draw:end-angle="90">
              <text:p/>
            </draw:ellips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1T10:11:12.947313000</meta:creation-date>
    <meta:editing-duration>P0D</meta:editing-duration>
    <meta:editing-cycles>1</meta:editing-cycles>
    <meta:generator>LibreOffice/5.1.6.2$MacOSX_X86_64 LibreOffice_project/07ac168c60a517dba0f0d7bc7540f5afa45f0909</meta:generator>
    <meta:document-statistic meta:object-count="98"/>
  </office:meta>
</office:document-meta>
</file>